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274cm" fo:min-width="2.548cm"/>
    </style:style>
    <style:style style:name="gr2" style:family="graphic" style:parent-style-name="standard">
      <style:graphic-properties draw:fill="solid" draw:fill-color="#ffdaa2" draw:textarea-horizontal-align="justify" draw:textarea-vertical-align="middle" draw:auto-grow-height="false" fo:min-height="1.126cm" fo:min-width="2.4cm"/>
    </style:style>
    <style:style style:name="gr3" style:family="graphic" style:parent-style-name="standard">
      <style:graphic-properties draw:stroke="none" svg:stroke-color="#000000" draw:fill="none" draw:fill-color="#ffffff" fo:min-height="2.6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000000" draw:marker-end="Symmetric_20_Arrow" draw:marker-end-width="0.20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daa2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1.524cm" svg:x="0.075cm" svg:y="0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4.012cm" svg:y="0.0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524cm" svg:x="0.075cm" svg:y="3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0.202cm" svg:y="3.263cm">
            <draw:text-box>
              <text:p><text:span text:style-name="T1">0 <text:s text:c="5"/></text:span><text:span text:style-name="T1">“a”</text:span></text:p>
            </draw:text-box>
          </draw:frame>
          <draw:line draw:style-name="gr4" draw:text-style-name="P4" draw:layer="layout" svg:x1="0.964cm" svg:y1="3.771cm" svg:x2="1.726cm" svg:y2="3.771cm">
            <text:p/>
          </draw:line>
        </draw:g>
        <draw:frame draw:style-name="gr3" draw:text-style-name="P3" draw:layer="layout" svg:width="5.207cm" svg:height="2.921cm" svg:x="0.202cm" svg:y="0.342cm">
          <draw:text-box>
            <text:p><text:span text:style-name="T1">(0, “a”)</text:span></text:p>
          </draw:text-box>
        </draw:frame>
        <draw:custom-shape draw:style-name="gr2" draw:text-style-name="P2" draw:layer="layout" svg:width="3.048cm" svg:height="1.524cm" svg:x="4.012cm" svg:y="3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4.139cm" svg:y="3.263cm">
            <draw:text-box>
              <text:p><text:span text:style-name="T1">1 <text:s text:c="5"/>“b”</text:span></text:p>
            </draw:text-box>
          </draw:frame>
          <draw:line draw:style-name="gr4" draw:text-style-name="P4" draw:layer="layout" svg:x1="4.901cm" svg:y1="3.771cm" svg:x2="5.663cm" svg:y2="3.771cm">
            <text:p/>
          </draw:line>
        </draw:g>
        <draw:frame draw:style-name="gr3" draw:text-style-name="P3" draw:layer="layout" svg:width="5.207cm" svg:height="2.921cm" svg:x="4.139cm" svg:y="0.342cm">
          <draw:text-box>
            <text:p><text:span text:style-name="T1">(0, “b”)</text:span></text:p>
          </draw:text-box>
        </draw:frame>
        <draw:custom-shape draw:style-name="gr1" draw:text-style-name="P1" draw:layer="layout" svg:width="3.048cm" svg:height="1.524cm" svg:x="11.912cm" svg:y="0.0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1.524cm" svg:x="7.975cm" svg:y="0.0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524cm" svg:x="7.949cm" svg:y="3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8.076cm" svg:y="3.263cm">
            <draw:text-box>
              <text:p><text:span text:style-name="T1">3 <text:s text:c="5"/>“c”</text:span></text:p>
            </draw:text-box>
          </draw:frame>
          <draw:line draw:style-name="gr4" draw:text-style-name="P4" draw:layer="layout" svg:x1="8.838cm" svg:y1="3.771cm" svg:x2="9.6cm" svg:y2="3.771cm">
            <text:p/>
          </draw:line>
        </draw:g>
        <draw:frame draw:style-name="gr3" draw:text-style-name="P3" draw:layer="layout" svg:width="5.207cm" svg:height="2.921cm" svg:x="8.102cm" svg:y="0.342cm">
          <draw:text-box>
            <text:p><text:span text:style-name="T1">(1, “c”)</text:span></text:p>
          </draw:text-box>
        </draw:frame>
        <draw:custom-shape draw:style-name="gr2" draw:text-style-name="P2" draw:layer="layout" svg:width="3.048cm" svg:height="1.524cm" svg:x="11.886cm" svg:y="3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12.013cm" svg:y="3.263cm">
            <draw:text-box>
              <text:p><text:span text:style-name="T1">6 <text:s text:c="5"/>“d”</text:span></text:p>
            </draw:text-box>
          </draw:frame>
          <draw:line draw:style-name="gr4" draw:text-style-name="P4" draw:layer="layout" svg:x1="12.775cm" svg:y1="3.771cm" svg:x2="13.537cm" svg:y2="3.771cm">
            <text:p/>
          </draw:line>
        </draw:g>
        <draw:frame draw:style-name="gr3" draw:text-style-name="P3" draw:layer="layout" svg:width="5.207cm" svg:height="2.921cm" svg:x="12.039cm" svg:y="0.342cm">
          <draw:text-box>
            <text:p><text:span text:style-name="T1">(2, “d”)</text:span></text:p>
          </draw:text-box>
        </draw:frame>
        <draw:custom-shape draw:style-name="gr1" draw:text-style-name="P1" draw:layer="layout" svg:width="3.048cm" svg:height="1.524cm" svg:x="15.849cm" svg:y="0.0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524cm" svg:x="15.823cm" svg:y="3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" draw:text-style-name="P3" draw:layer="layout" svg:width="5.207cm" svg:height="2.921cm" svg:x="15.792cm" svg:y="3.247cm">
            <draw:text-box>
              <text:p><text:span text:style-name="T1">10 <text:s text:c="4"/>“e”</text:span></text:p>
            </draw:text-box>
          </draw:frame>
          <draw:line draw:style-name="gr4" draw:text-style-name="P4" draw:layer="layout" svg:x1="16.871cm" svg:y1="3.739cm" svg:x2="17.585cm" svg:y2="3.771cm">
            <text:p/>
          </draw:line>
        </draw:g>
        <draw:frame draw:style-name="gr3" draw:text-style-name="P3" draw:layer="layout" svg:width="5.207cm" svg:height="2.921cm" svg:x="15.976cm" svg:y="0.342cm">
          <draw:text-box>
            <text:p><text:span text:style-name="T1">(3, “e”)</text:span></text:p>
          </draw:text-box>
        </draw:frame>
        <draw:line draw:style-name="gr5" draw:text-style-name="P4" draw:layer="layout" svg:x1="0.837cm" svg:y1="1.231cm" svg:x2="0.629cm" svg:y2="3.408cm">
          <text:p/>
        </draw:line>
        <draw:g>
          <draw:frame draw:style-name="gr6" draw:text-style-name="P5" draw:layer="layout" svg:width="3.556cm" svg:height="0.889cm" svg:x="1.98cm" svg:y="1.993cm">
            <draw:text-box>
              <text:p><text:span text:style-name="T2">0 + 0 + 1 = 1</text:span></text:p>
            </draw:text-box>
          </draw:frame>
          <draw:line draw:style-name="gr5" draw:text-style-name="P4" draw:layer="layout" svg:x1="4.7cm" svg:y1="2.611cm" svg:x2="4.572cm" svg:y2="3.433cm">
            <text:p/>
          </draw:line>
          <draw:line draw:style-name="gr5" draw:text-style-name="P4" draw:layer="layout" svg:x1="4.752cm" svg:y1="1.16cm" svg:x2="3.287cm" svg:y2="2.175cm">
            <text:p/>
          </draw:line>
          <draw:line draw:style-name="gr5" draw:text-style-name="P4" draw:layer="layout" svg:x1="0.873cm" svg:y1="3.459cm" svg:x2="2.17cm" svg:y2="2.509cm">
            <text:p/>
          </draw:line>
        </draw:g>
        <draw:g>
          <draw:frame draw:style-name="gr6" draw:text-style-name="P5" draw:layer="layout" svg:width="3.556cm" svg:height="0.889cm" svg:x="5.881cm" svg:y="2.051cm">
            <draw:text-box>
              <text:p><text:span text:style-name="T2">1 + 1 + 1 = 3</text:span></text:p>
            </draw:text-box>
          </draw:frame>
          <draw:line draw:style-name="gr5" draw:text-style-name="P4" draw:layer="layout" svg:x1="8.601cm" svg:y1="2.669cm" svg:x2="8.473cm" svg:y2="3.491cm">
            <text:p/>
          </draw:line>
          <draw:line draw:style-name="gr5" draw:text-style-name="P4" draw:layer="layout" svg:x1="8.653cm" svg:y1="1.218cm" svg:x2="7.188cm" svg:y2="2.233cm">
            <text:p/>
          </draw:line>
          <draw:line draw:style-name="gr5" draw:text-style-name="P4" draw:layer="layout" svg:x1="4.774cm" svg:y1="3.517cm" svg:x2="6.071cm" svg:y2="2.567cm">
            <text:p/>
          </draw:line>
        </draw:g>
        <draw:g>
          <draw:frame draw:style-name="gr6" draw:text-style-name="P5" draw:layer="layout" svg:width="3.556cm" svg:height="0.889cm" svg:x="9.854cm" svg:y="2.051cm">
            <draw:text-box>
              <text:p><text:span text:style-name="T2">3 + 2 + 1 = 6</text:span></text:p>
            </draw:text-box>
          </draw:frame>
          <draw:line draw:style-name="gr5" draw:text-style-name="P4" draw:layer="layout" svg:x1="12.574cm" svg:y1="2.669cm" svg:x2="12.446cm" svg:y2="3.491cm">
            <text:p/>
          </draw:line>
          <draw:line draw:style-name="gr5" draw:text-style-name="P4" draw:layer="layout" svg:x1="12.626cm" svg:y1="1.218cm" svg:x2="11.161cm" svg:y2="2.233cm">
            <text:p/>
          </draw:line>
          <draw:line draw:style-name="gr5" draw:text-style-name="P4" draw:layer="layout" svg:x1="8.747cm" svg:y1="3.517cm" svg:x2="10.044cm" svg:y2="2.567cm">
            <text:p/>
          </draw:line>
        </draw:g>
        <draw:frame draw:style-name="gr6" draw:text-style-name="P5" draw:layer="layout" svg:width="3.556cm" svg:height="0.889cm" svg:x="13.755cm" svg:y="2.051cm">
          <draw:text-box>
            <text:p><text:span text:style-name="T2">6 </text:span><text:span text:style-name="T2">+ </text:span><text:span text:style-name="T2">3 </text:span><text:span text:style-name="T2">+ </text:span><text:span text:style-name="T2">1 </text:span><text:span text:style-name="T2">= </text:span><text:span text:style-name="T2">1</text:span><text:span text:style-name="T2">0</text:span></text:p>
          </draw:text-box>
        </draw:frame>
        <draw:line draw:style-name="gr5" draw:text-style-name="P4" draw:layer="layout" svg:x1="16.53cm" svg:y1="2.663cm" svg:x2="16.347cm" svg:y2="3.491cm">
          <text:p/>
        </draw:line>
        <draw:line draw:style-name="gr5" draw:text-style-name="P4" draw:layer="layout" svg:x1="16.527cm" svg:y1="1.218cm" svg:x2="15.062cm" svg:y2="2.233cm">
          <text:p/>
        </draw:line>
        <draw:line draw:style-name="gr5" draw:text-style-name="P4" draw:layer="layout" svg:x1="12.648cm" svg:y1="3.517cm" svg:x2="13.945cm" svg:y2="2.5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4.6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5:05:10.147032887</meta:creation-date>
    <dc:date>2020-08-04T23:40:08.058897273</dc:date>
    <meta:editing-duration>PT34M34S</meta:editing-duration>
    <meta:editing-cycles>12</meta:editing-cycles>
    <meta:generator>LibreOffice/6.0.7.3$Linux_X86_64 LibreOffice_project/00m0$Build-3</meta:generator>
    <meta:document-statistic meta:object-count="50"/>
  </office:meta>
</office:document-meta>
</file>